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start="Arrow" draw:marker-end="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2cm"/>
    </style:style>
    <style:style style:name="gr11" style:family="graphic" style:parent-style-name="standard">
      <style:graphic-properties draw:marker-start="Circle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43cm"/>
    </style:style>
    <style:style style:name="gr13" style:family="graphic" style:parent-style-name="standard">
      <style:graphic-properties draw:stroke="none" svg:stroke-color="#000000" draw:fill="none" draw:fill-color="#ffffff" fo:min-height="0.612cm"/>
    </style:style>
    <style:style style:name="gr14" style:family="graphic" style:parent-style-name="standard">
      <style:graphic-properties draw:stroke="none" svg:stroke-color="#000000" draw:fill="none" draw:fill-color="#ffffff" fo:min-height="0.584cm"/>
    </style:style>
    <style:style style:name="gr15" style:family="graphic" style:parent-style-name="standard">
      <style:graphic-properties draw:stroke="none" svg:stroke-color="#000000" draw:fill="none" draw:fill-color="#ffffff" fo:min-height="0.825cm"/>
    </style:style>
    <style:style style:name="gr16" style:family="graphic" style:parent-style-name="standard">
      <style:graphic-properties draw:stroke="none" svg:stroke-color="#000000" draw:fill="none" draw:fill-color="#ffffff" fo:min-height="0.64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super 58%" fo:font-size="18pt" style:font-size-asian="18pt" style:font-size-complex="18pt"/>
    </style:style>
    <style:style style:name="T5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6" style:family="text">
      <style:text-properties style:text-position="sub 58%"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7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126cm" svg:height="5.147cm" svg:x="6.884cm" svg:y="2.3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2cm" svg:height="2cm" svg:x="25.971cm" svg:y="15.041cm">
          <text:p text:style-name="P1">I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" draw:layer="layout" svg:width="2.5cm" svg:height="4cm" svg:x="22.471cm" svg:y="14.041cm">
          <draw:glue-point draw:id="4" svg:x="5cm" svg:y="2.5cm"/>
          <draw:glue-point draw:id="5" svg:x="5cm" svg:y="-2.5cm"/>
          <text:p text:style-name="P1">Invert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3.969cm" svg:x="19.471cm" svg:y="14.065cm">
          <text:p text:style-name="P1">PW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.5cm" svg:x="9.971cm" svg:y="14.041cm">
          <draw:glue-point draw:id="4" svg:x="5cm" svg:y="-1.666cm"/>
          <text:p text:style-name="P1">P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.5cm" svg:x="9.971cm" svg:y="16.541cm">
          <draw:glue-point draw:id="4" svg:x="5cm" svg:y="1.666cm"/>
          <text:p text:style-name="P1">PI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971cm" svg:y1="14.541cm" svg:x2="13.977cm" svg:y2="14.541cm">
          <text:p/>
        </draw:line>
        <draw:line draw:style-name="gr4" draw:text-style-name="P1" draw:layer="layout" svg:x1="11.971cm" svg:y1="17.541cm" svg:x2="13.977cm" svg:y2="17.541cm">
          <text:p/>
        </draw:line>
        <draw:connector draw:style-name="gr5" draw:text-style-name="P1" draw:id="id5" draw:layer="layout" svg:x1="24.971cm" svg:y1="16.041cm" svg:x2="25.971cm" svg:y2="16.041cm" draw:start-shape="id1" draw:end-shape="id2" svg:d="m24971 16041h1000">
          <text:p/>
        </draw:connector>
        <draw:connector draw:style-name="gr5" draw:text-style-name="P1" draw:id="id3" draw:layer="layout" svg:x1="24.971cm" svg:y1="15.041cm" svg:x2="26.263cm" svg:y2="15.333cm" draw:start-shape="id1" draw:start-glue-point="5" draw:end-shape="id2" draw:end-glue-point="5" svg:d="m24971 15041h500v292h792">
          <text:p/>
        </draw:connector>
        <draw:connector draw:style-name="gr5" draw:text-style-name="P1" draw:layer="layout" svg:x1="24.971cm" svg:y1="17.041cm" svg:x2="26.263cm" svg:y2="16.747cm" draw:start-shape="id1" draw:start-glue-point="4" draw:end-shape="id2" draw:end-glue-point="7" svg:d="m24971 17041h500v-294h792">
          <text:p/>
        </draw:connector>
        <draw:custom-shape draw:style-name="gr6" draw:text-style-name="P1" draw:id="id6" draw:layer="layout" svg:width="1cm" svg:height="1cm" svg:x="6.671cm" svg:y="1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id="id7" draw:layer="layout" svg:width="1cm" svg:height="1cm" svg:x="7.371cm" svg:y="16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25.471cm" svg:y1="15.187cm" svg:x2="19.717cm" svg:y2="9.627cm" draw:start-shape="id3" draw:start-glue-point="0" draw:end-shape="id4" draw:end-glue-point="4" svg:d="m25471 15187v-5560h-5754">
          <text:p/>
        </draw:connector>
        <draw:connector draw:style-name="gr7" draw:text-style-name="P1" draw:layer="layout" draw:line-skew="2.928cm" svg:x1="25.471cm" svg:y1="16.041cm" svg:x2="19.717cm" svg:y2="11.127cm" draw:start-shape="id5" draw:start-glue-point="0" draw:end-shape="id4" draw:end-glue-point="5" svg:d="m25471 16041h-249v-4914h-5505">
          <text:p/>
        </draw:connector>
        <draw:frame draw:style-name="gr8" draw:layer="layout" svg:width="0.993cm" svg:height="0.962cm" svg:x="22.261cm" svg:y="8.688cm">
          <draw:text-box>
            <text:p>ia</text:p>
          </draw:text-box>
        </draw:frame>
        <draw:frame draw:style-name="gr8" draw:layer="layout" svg:width="0.993cm" svg:height="0.962cm" svg:x="21.862cm" svg:y="10.188cm">
          <draw:text-box>
            <text:p>ib</text:p>
          </draw:text-box>
        </draw:frame>
        <draw:custom-shape draw:style-name="gr2" draw:text-style-name="P1" draw:layer="layout" svg:width="2.601cm" svg:height="1.95cm" svg:x="1.571cm" svg:y="13.817cm">
          <draw:glue-point draw:id="4" svg:x="5cm" svg:y="-1.666cm"/>
          <text:p text:style-name="P1">Torque</text:p>
          <text:p text:style-name="P1">Reques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01cm" svg:height="1.95cm" svg:x="1.572cm" svg:y="16.217cm">
          <draw:glue-point draw:id="4" svg:x="5cm" svg:y="-1.666cm"/>
          <text:p text:style-name="P1">Flux</text:p>
          <text:p text:style-name="P1">Request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17cm" svg:y1="14.727cm" svg:x2="6.614cm" svg:y2="14.727cm">
          <text:p/>
        </draw:line>
        <draw:line draw:style-name="gr4" draw:text-style-name="P1" draw:layer="layout" svg:x1="4.17cm" svg:y1="17.2cm" svg:x2="7.362cm" svg:y2="17.2cm">
          <text:p/>
        </draw:line>
        <draw:connector draw:style-name="gr7" draw:text-style-name="P1" draw:layer="layout" svg:x1="12.717cm" svg:y1="9.636cm" svg:x2="7.17cm" svg:y2="14.241cm" draw:start-shape="id4" draw:start-glue-point="6" draw:end-shape="id6" draw:end-glue-point="4" svg:d="m12717 9636h-5547v4605">
          <text:p/>
        </draw:connector>
        <draw:connector draw:style-name="gr7" draw:text-style-name="P1" draw:layer="layout" svg:x1="12.717cm" svg:y1="11.103cm" svg:x2="7.87cm" svg:y2="16.741cm" draw:start-shape="id4" draw:start-glue-point="7" draw:end-shape="id7" draw:end-glue-point="4" svg:d="m12717 11103h-4847v5638">
          <text:p/>
        </draw:connector>
        <draw:frame draw:style-name="gr8" draw:layer="layout" svg:width="1.031cm" svg:height="0.962cm" svg:x="7.962cm" svg:y="8.488cm">
          <draw:text-box>
            <text:p>Iq</text:p>
          </draw:text-box>
        </draw:frame>
        <draw:frame draw:style-name="gr8" draw:layer="layout" svg:width="0.714cm" svg:height="0.962cm" svg:x="7.099cm" svg:y="15.951cm">
          <draw:text-box>
            <text:p>-</text:p>
          </draw:text-box>
        </draw:frame>
        <draw:frame draw:style-name="gr8" draw:layer="layout" svg:width="0.714cm" svg:height="0.962cm" svg:x="6.399cm" svg:y="13.451cm">
          <draw:text-box>
            <text:p>-</text:p>
          </draw:text-box>
        </draw:frame>
        <draw:frame draw:style-name="gr8" draw:text-style-name="P2" draw:layer="layout" svg:width="0.79cm" svg:height="0.806cm" svg:x="6.699cm" svg:y="16.451cm">
          <draw:text-box>
            <text:p><text:span text:style-name="T1">+</text:span></text:p>
          </draw:text-box>
        </draw:frame>
        <draw:frame draw:style-name="gr8" draw:text-style-name="P2" draw:layer="layout" svg:width="0.79cm" svg:height="0.806cm" svg:x="5.999cm" svg:y="13.951cm">
          <draw:text-box>
            <text:p><text:span text:style-name="T1">+</text:span></text:p>
          </draw:text-box>
        </draw:frame>
        <draw:line draw:style-name="gr4" draw:text-style-name="P1" draw:layer="layout" svg:x1="7.707cm" svg:y1="14.727cm" svg:x2="9.979cm" svg:y2="14.727cm">
          <text:p/>
        </draw:line>
        <draw:line draw:style-name="gr4" draw:text-style-name="P1" draw:layer="layout" svg:x1="8.397cm" svg:y1="17.229cm" svg:x2="9.979cm" svg:y2="17.229cm">
          <text:p/>
        </draw:line>
        <draw:line draw:style-name="gr4" draw:text-style-name="P1" draw:layer="layout" svg:x1="17.485cm" svg:y1="15.359cm" svg:x2="19.47cm" svg:y2="15.359cm">
          <text:p/>
        </draw:line>
        <draw:line draw:style-name="gr4" draw:text-style-name="P1" draw:layer="layout" svg:x1="17.457cm" svg:y1="16.625cm" svg:x2="19.441cm" svg:y2="16.625cm">
          <text:p/>
        </draw:line>
        <draw:line draw:style-name="gr4" draw:text-style-name="P1" draw:layer="layout" svg:x1="21.483cm" svg:y1="15.992cm" svg:x2="22.432cm" svg:y2="15.992cm">
          <text:p/>
        </draw:line>
        <draw:frame draw:style-name="gr8" draw:layer="layout" svg:width="1.806cm" svg:height="0.962cm" svg:x="17.363cm" svg:y="14.488cm">
          <draw:text-box>
            <text:p>volts</text:p>
          </draw:text-box>
        </draw:frame>
        <draw:frame draw:style-name="gr8" draw:layer="layout" svg:width="2.047cm" svg:height="0.962cm" svg:x="17.363cm" svg:y="15.788cm">
          <draw:text-box>
            <text:p>angle</text:p>
          </draw:text-box>
        </draw:frame>
        <draw:connector draw:style-name="gr7" draw:text-style-name="P1" draw:layer="layout" svg:x1="26.97cm" svg:y1="15.041cm" svg:x2="23.694cm" svg:y2="5.959cm" draw:start-shape="id2" draw:start-glue-point="4" draw:end-shape="id8" draw:end-glue-point="1" svg:d="m26970 15041v-9082h-3276">
          <text:p/>
        </draw:connector>
        <draw:custom-shape draw:style-name="gr3" draw:text-style-name="P1" draw:id="id8" draw:layer="layout" svg:width="3.572cm" svg:height="1.61cm" svg:x="20.122cm" svg:y="5.154cm">
          <text:p text:style-name="P1">Motor angle<text:line-break/>cal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20.122cm" svg:y1="5.959cm" svg:x2="16.738cm" svg:y2="5.959cm" draw:start-shape="id8" draw:start-glue-point="3" svg:d="m20122 5959h-3384">
          <text:p/>
        </draw:connector>
        <draw:custom-shape draw:style-name="gr6" draw:text-style-name="P1" draw:id="id9" draw:layer="layout" svg:width="1cm" svg:height="1cm" svg:x="15.717cm" svg:y="5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717cm" svg:y1="5.976cm" svg:x2="11.492cm" svg:y2="5.977cm" draw:start-shape="id9" draw:start-glue-point="6" draw:end-shape="id10" draw:end-glue-point="1" svg:d="m15717 5976h-2113v1h-2112">
          <text:p/>
        </draw:connector>
        <draw:frame draw:style-name="gr8" draw:layer="layout" svg:width="1.637cm" svg:height="1.171cm" svg:x="4.463cm" svg:y="13.688cm">
          <draw:text-box>
            <text:p>Iq<text:span text:style-name="T2">ref</text:span> </text:p>
          </draw:text-box>
        </draw:frame>
        <draw:frame draw:style-name="gr8" draw:layer="layout" svg:width="1.459cm" svg:height="1.171cm" svg:x="4.963cm" svg:y="16.088cm">
          <draw:text-box>
            <text:p>Id<text:span text:style-name="T2">ref</text:span></text:p>
          </draw:text-box>
        </draw:frame>
        <draw:frame draw:style-name="gr8" draw:layer="layout" svg:width="1.277cm" svg:height="0.962cm" svg:x="12.164cm" svg:y="13.588cm">
          <draw:text-box>
            <text:p>Vq</text:p>
          </draw:text-box>
        </draw:frame>
        <draw:frame draw:style-name="gr8" draw:layer="layout" svg:width="1.031cm" svg:height="0.962cm" svg:x="8.864cm" svg:y="10.088cm">
          <draw:text-box>
            <text:p>Id</text:p>
          </draw:text-box>
        </draw:frame>
        <draw:frame draw:style-name="gr8" draw:layer="layout" svg:width="1.277cm" svg:height="0.962cm" svg:x="12.165cm" svg:y="16.588cm">
          <draw:text-box>
            <text:p>Vd</text:p>
          </draw:text-box>
        </draw:frame>
        <draw:frame draw:style-name="gr8" draw:text-style-name="P2" draw:layer="layout" svg:width="0.79cm" svg:height="0.806cm" svg:x="15.191cm" svg:y="5.914cm">
          <draw:text-box>
            <text:p><text:span text:style-name="T1">+</text:span></text:p>
          </draw:text-box>
        </draw:frame>
        <draw:frame draw:style-name="gr8" draw:text-style-name="P2" draw:layer="layout" svg:width="0.79cm" svg:height="0.806cm" svg:x="16.497cm" svg:y="5.912cm">
          <draw:text-box>
            <text:p><text:span text:style-name="T1">+</text:span></text:p>
          </draw:text-box>
        </draw:frame>
        <draw:connector draw:style-name="gr7" draw:text-style-name="P1" draw:layer="layout" draw:line-skew="-2.632cm" svg:x1="16.216cm" svg:y1="6.477cm" svg:x2="15.721cm" svg:y2="14.041cm" draw:start-shape="id9" draw:start-glue-point="8" draw:end-shape="id11" draw:end-glue-point="0" svg:d="m16216 6477v1150h-495v6414">
          <text:p/>
        </draw:connector>
        <draw:frame draw:style-name="gr8" draw:text-style-name="P3" draw:layer="layout" svg:width="2.318cm" svg:height="1.199cm" svg:x="16.116cm" svg:y="6.9cm">
          <draw:text-box>
            <text:p text:style-name="P1"><text:span text:style-name="T3">Rotor flux</text:span><text:span text:style-name="T3"><text:line-break/></text:span><text:span text:style-name="T3">angle</text:span></text:p>
          </draw:text-box>
        </draw:frame>
        <draw:connector draw:style-name="gr7" draw:text-style-name="P1" draw:layer="layout" svg:x1="16.216cm" svg:y1="6.477cm" svg:x2="16.217cm" svg:y2="9.127cm" draw:start-shape="id9" draw:start-glue-point="8" draw:end-shape="id4" draw:end-glue-point="0" svg:d="m16216 6477v1325h1v1325">
          <text:p/>
        </draw:connector>
        <draw:frame draw:style-name="gr8" draw:text-style-name="P2" draw:layer="layout" svg:width="2.348cm" svg:height="1.361cm" svg:x="24.055cm" svg:y="4.646cm">
          <draw:text-box>
            <text:p text:style-name="P1"><text:span text:style-name="T1">Encoder</text:span><text:span text:style-name="T1"><text:line-break/></text:span><text:span text:style-name="T1">data</text:span></text:p>
          </draw:text-box>
        </draw:frame>
        <draw:custom-shape draw:style-name="gr3" draw:text-style-name="P1" draw:id="id11" draw:layer="layout" svg:width="3.5cm" svg:height="4cm" svg:x="13.971cm" svg:y="14.041cm">
          <text:p text:style-name="P1">Park <text:span text:style-name="T4">-1</text:span></text:p>
          <draw:enhanced-geometry svg:viewBox="0 0 21600 21600" draw:type="rectangle" draw:enhanced-path="M 0 0 L 21600 0 21600 21600 0 21600 0 0 Z N"/>
        </draw:custom-shape>
        <draw:g>
          <draw:frame draw:style-name="gr10" draw:text-style-name="P4" draw:layer="layout" svg:width="2.517cm" svg:height="1.361cm" svg:x="16.733cm" svg:y="4.6cm">
            <draw:text-box>
              <text:p text:style-name="P1"><text:span text:style-name="T1">Electrical</text:span><text:span text:style-name="T1"><text:line-break/></text:span><text:span text:style-name="T1">angle</text:span></text:p>
            </draw:text-box>
          </draw:frame>
        </draw:g>
        <draw:custom-shape draw:style-name="gr3" draw:text-style-name="P1" draw:id="id10" draw:layer="layout" svg:width="3.059cm" svg:height="1.61cm" svg:x="8.433cm" svg:y="5.172cm">
          <draw:glue-point draw:id="4" svg:x="2.804cm" svg:y="-4.881cm"/>
          <text:p text:style-name="P1">Slip freq<text:line-break/>cal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9.479cm" svg:y1="9.585cm" svg:x2="9.479cm" svg:y2="6.793cm">
          <text:p/>
        </draw:line>
        <draw:line draw:style-name="gr11" draw:text-style-name="P1" draw:layer="layout" svg:x1="10.313cm" svg:y1="11.023cm" svg:x2="10.313cm" svg:y2="6.821cm">
          <text:p/>
        </draw:line>
        <draw:custom-shape draw:style-name="gr3" draw:text-style-name="P1" draw:id="id4" draw:layer="layout" svg:width="7cm" svg:height="2.5cm" svg:x="12.717cm" svg:y="9.127cm">
          <draw:glue-point draw:id="4" svg:x="5cm" svg:y="-3cm"/>
          <draw:glue-point draw:id="5" svg:x="5cm" svg:y="3cm"/>
          <draw:glue-point draw:id="6" svg:x="-5cm" svg:y="-2.964cm"/>
          <draw:glue-point draw:id="7" svg:x="-5cm" svg:y="2.904cm"/>
          <text:p text:style-name="P1">Clark Park</text:p>
          <draw:enhanced-geometry svg:viewBox="0 0 21600 21600" draw:type="rectangle" draw:enhanced-path="M 0 0 L 21600 0 21600 21600 0 21600 0 0 Z N"/>
        </draw:custom-shape>
        <draw:custom-shape draw:style-name="gr2" draw:text-style-name="P1" draw:id="id12" draw:layer="layout" svg:width="3.997cm" svg:height="1.524cm" svg:x="1.752cm" svg:y="5.215cm">
          <text:p text:style-name="P1">Rotor Time<text:line-break/>Constant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5.749cm" svg:y1="5.977cm" svg:x2="8.433cm" svg:y2="5.977cm" draw:start-shape="id12" draw:start-glue-point="1" draw:end-shape="id10" draw:end-glue-point="3" svg:d="m5749 5977h2684">
          <text:p/>
        </draw:connector>
        <draw:g>
          <draw:g>
            <draw:frame draw:style-name="gr12" draw:text-style-name="P2" draw:layer="layout" svg:width="1.443cm" svg:height="1.361cm" svg:x="9.173cm" svg:y="3.811cm">
              <draw:text-box>
                <text:p><text:span text:style-name="T1">Slip</text:span><text:span text:style-name="T1"><text:line-break/></text:span><text:span text:style-name="T1">freq</text:span></text:p>
              </draw:text-box>
            </draw:frame>
            <draw:frame draw:style-name="gr13" draw:layer="layout" svg:width="1.553cm" svg:height="1.171cm" svg:x="10.039cm" svg:y="3.997cm">
              <draw:text-box>
                <text:p><text:span text:style-name="T5">ω</text:span><text:span text:style-name="T6">s</text:span></text:p>
              </draw:text-box>
            </draw:frame>
          </draw:g>
          <draw:frame draw:style-name="gr8" draw:text-style-name="P5" draw:layer="layout" svg:width="0.714cm" svg:height="1.119cm" svg:x="8.924cm" svg:y="4cm">
            <draw:text-box>
              <text:p><text:span text:style-name="T7">∫</text:span></text:p>
            </draw:text-box>
          </draw:frame>
        </draw:g>
        <draw:frame draw:style-name="gr14" draw:layer="layout" svg:width="6.299cm" svg:height="1.361cm" svg:x="6.855cm" svg:y="2.445cm">
          <draw:text-box>
            <text:p><text:span text:style-name="T1">For slip calc details see: </text:span><text:span text:style-name="T1"><text:a xlink:href="http://tinyurl.com/2e98b2w">http://tinyurl.com/2e98b2w</text:a></text:span></text:p>
          </draw:text-box>
        </draw:frame>
        <draw:frame draw:style-name="gr10" draw:text-style-name="P4" draw:layer="layout" svg:width="1.713cm" svg:height="1.361cm" svg:x="12.934cm" svg:y="4.601cm">
          <draw:text-box>
            <text:p text:style-name="P1"><text:span text:style-name="T1">Slip</text:span><text:span text:style-name="T1"><text:line-break/></text:span><text:span text:style-name="T1">angle</text:span></text:p>
          </draw:text-box>
        </draw:frame>
        <draw:frame draw:style-name="gr15" draw:layer="layout" svg:width="1.732cm" svg:height="1.171cm" svg:x="14.103cm" svg:y="4.708cm">
          <draw:text-box>
            <text:p><text:span text:style-name="T5">Θ</text:span><text:span text:style-name="T6">smr</text:span></text:p>
          </draw:text-box>
        </draw:frame>
        <draw:frame draw:style-name="gr15" draw:layer="layout" svg:width="1.732cm" svg:height="1.171cm" svg:x="18.832cm" svg:y="4.794cm">
          <draw:text-box>
            <text:p><text:span text:style-name="T5">Θ</text:span><text:span text:style-name="T6">r</text:span></text:p>
          </draw:text-box>
        </draw:frame>
        <draw:frame draw:style-name="gr15" draw:layer="layout" svg:width="1.732cm" svg:height="1.171cm" svg:x="16.303cm" svg:y="8.009cm">
          <draw:text-box>
            <text:p><text:span text:style-name="T5">Θ</text:span><text:span text:style-name="T6">mr</text:span></text:p>
          </draw:text-box>
        </draw:frame>
        <draw:frame draw:style-name="gr15" draw:layer="layout" svg:width="1.732cm" svg:height="1.171cm" svg:x="15.703cm" svg:y="12.81cm">
          <draw:text-box>
            <text:p><text:span text:style-name="T5">Θ</text:span><text:span text:style-name="T6">mr</text:span></text:p>
          </draw:text-box>
        </draw:frame>
        <draw:frame draw:style-name="gr16" draw:layer="layout" svg:width="22.547cm" svg:height="0.895cm" svg:x="3.642cm" svg:y="19.055cm">
          <draw:text-box>
            <text:p><text:span text:style-name="T8">File Location:</text:span><text:span text:style-name="T3"> </text:span><text:span text:style-name="T3"><text:file-name text:display="full">/home/pccourt/sourceforge/tumanako/trunk/inverter/fw/motor_control/doc/Motor Control IFOC.odg</text:file-name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hilip Court</meta:initial-creator>
    <meta:creation-date>2010-09-06T22:15:09</meta:creation-date>
    <dc:date>2010-09-07T15:00:51</dc:date>
    <dc:creator>Philip Court</dc:creator>
    <meta:editing-duration>PT13H41M27S</meta:editing-duration>
    <meta:editing-cycles>11</meta:editing-cycles>
    <meta:generator>OpenOffice.org/3.0$Linux OpenOffice.org_project/300m15$Build-9379</meta:generator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